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2.5791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[b]Count[/b]</text:p>
          </table:table-cell>
          <table:table-cell table:style-name="ce3" office:value-type="string">
            <text:p>[b]Caliber[/b]</text:p>
          </table:table-cell>
          <table:table-cell table:style-name="ce3" office:value-type="string">
            <text:p>[b]Type[/b]</text:p>
          </table:table-cell>
          <table:table-cell table:style-name="ce3" office:value-type="string">
            <text:p>[b]Supported Addons[/b]</text:p>
          </table:table-cell>
          <table:table-cell table:style-name="ce3"/>
          <table:table-cell table:style-name="ce4" office:value-type="string" table:number-columns-spanned="6" table:number-rows-spanned="18">
            <text:p>1. Fill out list</text:p>
            <text:p>2. Copy list</text:p>
            <text:p>3. Paste to: <text:a xlink:href="http://pressbin.com/tools/excel_to_html_table/index.html">http://pressbin.com/tools/excel_to_html_table/index.html</text:a></text:p>
            <text:p>4. Configure the output with no line breaks</text:p>
            <text:p>5. Copy output to Notepad++</text:p>
            <text:p>6. Replace &lt; and &gt; with [ and ] respectively</text:p>
          </table:table-cell>
          <table:covered-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style-name="ce3"/>
          <table:covered-table-cell table:style-name="ce4"/>
          <table:covered-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, Vurtual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, CUP, Vurtual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, Vurtual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CUP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, Vurtual, Foxhound LPPV</text:p>
          </table:table-cell>
          <table:table-cell table:number-columns-repeated="7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, Vurtual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10/12/2021</text:date>, <text:time>20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12T20:51:52.05</dc:date>
    <meta:editing-duration>PT49M58S</meta:editing-duration>
    <meta:editing-cycles>10</meta:editing-cycles>
    <meta:document-statistic meta:table-count="3" meta:cell-count="157" meta:object-count="0"/>
  </office:meta>
</office:document-meta>
</file>